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08cm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fo:min-height="1.143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14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81cm" svg:height="3.556cm" svg:x="1.889cm" svg:y="7.223cm">
          <text:p text:style-name="P1">80</text:p>
        </draw:rect>
        <draw:rect draw:style-name="gr1" draw:text-style-name="P1" draw:layer="layout" svg:width="3.81cm" svg:height="3.556cm" svg:x="5.688cm" svg:y="7.222cm">
          <text:p text:style-name="P1">FE</text:p>
        </draw:rect>
        <draw:rect draw:style-name="gr1" draw:text-style-name="P1" draw:layer="layout" svg:width="3.81cm" svg:height="3.556cm" svg:x="9.488cm" svg:y="7.222cm">
          <text:p text:style-name="P1">AC</text:p>
        </draw:rect>
        <draw:rect draw:style-name="gr1" draw:text-style-name="P1" draw:layer="layout" svg:width="3.81cm" svg:height="3.556cm" svg:x="13.288cm" svg:y="7.222cm">
          <text:p text:style-name="P1">0D</text:p>
        </draw:rect>
        <draw:rect draw:style-name="gr1" draw:text-style-name="P1" draw:layer="layout" svg:width="3.81cm" svg:height="3.556cm" svg:x="19.287cm" svg:y="7.221cm">
          <text:p text:style-name="P1">EF</text:p>
        </draw:rect>
        <draw:frame draw:style-name="gr2" draw:text-style-name="P2" draw:layer="layout" svg:width="1.905cm" svg:height="1.352cm" svg:x="17.256cm" svg:y="8.493cm">
          <draw:text-box>
            <text:p text:style-name="P2"><text:span text:style-name="T1">…</text:span><text:span text:style-name="T1">.</text:span></text:p>
          </draw:text-box>
        </draw:frame>
        <draw:custom-shape draw:style-name="gr3" draw:text-style-name="P1" draw:layer="layout" svg:width="0.635cm" svg:height="9.783cm" draw:transform="rotate (1.57690497917658) translate (13.321cm 7.2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0.635cm" svg:height="3.554cm" draw:transform="rotate (1.57690497917658) translate (5.828cm 7.24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0.635cm" svg:height="3.554cm" draw:transform="rotate (1.57690497917658) translate (9.64cm 7.2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0.635cm" svg:height="3.554cm" draw:transform="rotate (1.57690497917658) translate (2.021cm 7.12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3" draw:layer="layout" svg:width="2.667cm" svg:height="1.393cm" svg:x="2.755cm" svg:y="5.31cm">
          <draw:text-box>
            <text:p text:style-name="P3"><text:span text:style-name="T2">Source</text:span></text:p>
            <text:p text:style-name="P3"><text:span text:style-name="T2"><text:s text:c="2"/></text:span><text:span text:style-name="T2">MID</text:span></text:p>
          </draw:text-box>
        </draw:frame>
        <draw:frame draw:style-name="gr4" draw:text-style-name="P3" draw:layer="layout" svg:width="2.953cm" svg:height="1.393cm" svg:x="6.207cm" svg:y="5.318cm">
          <draw:text-box>
            <text:p text:style-name="P3"><text:span text:style-name="T2">Proprietary</text:span></text:p>
            <text:p text:style-name="P3"><text:span text:style-name="T2"><text:s text:c="6"/></text:span><text:span text:style-name="T2">PID</text:span></text:p>
          </draw:text-box>
        </draw:frame>
        <draw:frame draw:style-name="gr4" draw:text-style-name="P3" draw:layer="layout" svg:width="2.953cm" svg:height="1.393cm" svg:x="9.89cm" svg:y="5.318cm">
          <draw:text-box>
            <text:p text:style-name="P3"><text:span text:style-name="T2"><text:s text:c="5"/></text:span><text:span text:style-name="T2">Dest.</text:span></text:p>
            <text:p text:style-name="P3"><text:span text:style-name="T2"><text:s text:c="6"/></text:span><text:span text:style-name="T2">MID</text:span></text:p>
          </draw:text-box>
        </draw:frame>
        <draw:frame draw:style-name="gr4" draw:text-style-name="P3" draw:layer="layout" svg:width="2.953cm" svg:height="1.393cm" svg:x="16.848cm" svg:y="5.322cm">
          <draw:text-box>
            <text:p text:style-name="P3"><text:span text:style-name="T2"><text:s text:c="4"/></text:span></text:p>
            <text:p text:style-name="P3"><text:span text:style-name="T2"><text:s text:c="4"/></text:span><text:span text:style-name="T2">Data</text:span></text:p>
          </draw:text-box>
        </draw:frame>
        <draw:rect draw:style-name="gr1" draw:text-style-name="P1" draw:layer="layout" svg:width="3.81cm" svg:height="3.556cm" svg:x="23.098cm" svg:y="7.223cm">
          <text:p text:style-name="P1">EF</text:p>
        </draw:rect>
        <draw:custom-shape draw:style-name="gr3" draw:text-style-name="P1" draw:layer="layout" svg:width="0.635cm" svg:height="3.554cm" draw:transform="rotate (1.57690497917658) translate (23.238cm 7.19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3" draw:layer="layout" svg:width="2.953cm" svg:height="0.802cm" svg:x="23.606cm" svg:y="5.895cm">
          <draw:text-box>
            <text:p text:style-name="P3"><text:span text:style-name="T2">Checksu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Johnson</meta:initial-creator>
    <meta:creation-date>2014-07-22T14:49:12</meta:creation-date>
    <dc:date>2014-07-22T15:02:51</dc:date>
    <dc:creator>James Johnson</dc:creator>
    <meta:editing-duration>PT13M40S</meta:editing-duration>
    <meta:editing-cycles>1</meta:editing-cycles>
    <meta:document-statistic meta:object-count="17"/>
    <meta:generator>OpenOffice.org/3.4.1$Unix OpenOffice.org_project/341m1$Build-9593</meta:generator>
  </office:meta>
</office:document-meta>
</file>